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396"/>SNU developer log day 396</text:h>
      <text:p text:style-name="P2">I had a difficult day today, and a little bit of a difficult weekend. I wasn't able to get any special tasks done, other than what I normally do. I was going to try and back up my hard drive today, but I decided that my laptop still has enough space (170 Gigabytes of 1 TeraByte) so I held it off. I had little time to work on the site today originally, but I had to take out the rest of my major opportunities to relax, so I could get something done, and still wake up on time for school tomorrow.</text:p>
      <text:p text:style-name="P2">Today, I worked on a basic documentation update, with the new separate blog system, an update to the ideaboard, an update to the browser nose project, and an update to the HTML Test reference system. I have school again tomorrow, and I want to continue daily site updates. Today was a decent day for site development.</text:p>
      <text:p text:style-name="P2">Sean Patrick Myrick on March 1st 202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28:17.716000000</meta:creation-date>
    <dc:date>2020-03-02T08:29:21.245000000</dc:date>
    <meta:editing-duration>PT1M4S</meta:editing-duration>
    <meta:editing-cycles>1</meta:editing-cycles>
    <meta:document-statistic meta:table-count="0" meta:image-count="0" meta:object-count="0" meta:page-count="1" meta:paragraph-count="4" meta:word-count="169" meta:character-count="877" meta:non-whitespace-character-count="712"/>
    <meta:generator>LibreOffice/6.1.2.1$Windows_X86_64 LibreOffice_project/65905a128db06ba48db947242809d14d3f9a93fe</meta:generator>
  </office:meta>
</office:document-meta>
</file>